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text-indent="0in" style:auto-text-indent="false"/>
    </style:style>
    <style:style style:name="P2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pter 2 – Database System Concepts and Architecture</text:p>
      <text:p text:style-name="Standard">Terminology </text:p>
      <text:p text:style-name="Standard">Client module: A module designed to run on a user workstation or personal computer.</text:p>
      <text:p text:style-name="Standard"/>
      <text:p text:style-name="Standard">Server module: A module that typically handles data storage, access, search, and other functions.</text:p>
      <text:p text:style-name="Standard"/>
      <text:p text:style-name="Standard">High-level (conceptual data) models: A collection of ideas that are close to the way many users perceive data.</text:p>
      <text:p text:style-name="Standard"/>
      <text:p text:style-name="Standard">Low-level (Physical data) models: A collection of concepts that describe the details of how data is stored on the computer storage media, typically magnetic disks. </text:p>
      <text:p text:style-name="Standard"/>
      <text:p text:style-name="Standard">Representational (implemental) data models: <text:s/>A collection of concepts that may be easily understood by end users but that are not too far removed from the way data is organized in computer storage.</text:p>
      <text:p text:style-name="Standard"/>
      <text:p text:style-name="Standard">Entity: Represents a real-world object or concept.</text:p>
      <text:p text:style-name="Standard"/>
      <text:p text:style-name="Standard">Attribute: Represents some property of interest that further describes an entity.</text:p>
      <text:p text:style-name="Standard"/>
      <text:p text:style-name="Standard">Relationship: An association among two or more entities.</text:p>
      <text:p text:style-name="Standard"/>
      <text:p text:style-name="Standard">Entity-Relationship model: A popular high-level conceptual data model.</text:p>
      <text:p text:style-name="Standard"/>
      <text:p text:style-name="Standard">Record-based data models: Representational data models represent data by using record structures.</text:p>
      <text:p text:style-name="Standard"/>
      <text:p text:style-name="Standard">Access path: A structure that makes the search for particular database records efficient.</text:p>
      <text:p text:style-name="Standard"/>
      <text:p text:style-name="Standard">Index: An access path that allows direct access to data using an index term or a keyword.</text:p>
      <text:p text:style-name="Standard"/>
      <text:p text:style-name="Standard">Database schema: The description of a database.</text:p>
      <text:p text:style-name="Standard"/>
      <text:p text:style-name="Standard">Schema diagram: A displayed schema.</text:p>
      <text:p text:style-name="Standard"/>
      <text:p text:style-name="Standard">Schema construct: An object in the schema.</text:p>
      <text:p text:style-name="Standard"/>
      <text:p text:style-name="Standard">Database state / snapshot: The data in the database at a particular moment in time.</text:p>
      <text:p text:style-name="Standard"/>
      <text:p text:style-name="Standard">Valid state: A state that satisfies the structure and constraints specified in the schema.</text:p>
      <text:p text:style-name="Standard"/>
      <text:p text:style-name="Standard">Three-schema architecture: Concept proposed to achieve and visualize three of the four important characteristics of the database approach. It has three levels:</text:p>
      <text:p text:style-name="P1">1. The internal level has an internal schema which describes the physical storage structure of the database. The internal schema uses a physical data model and <text:soft-page-break/>describes the complete details of data storage and access paths for the database.</text:p>
      <text:p text:style-name="P1">2. The conceptual level has a conceptual schema that describes the structure of the whole database for a community of users. The conceptual schema hides the details of physical storage structures and concentrates on describing entities, data types, relationships, user operations, and constraints.</text:p>
      <text:p text:style-name="P1">3. The external or view label includes a number of external schemas or user views. Each external schema describes the part of the database that a particular user group is interested in and hides the rest of the database from that user group.</text:p>
      <text:p text:style-name="Standard"/>
      <text:p text:style-name="Standard">Data independence: The capacity of change the schema at one level of a database system without having to change the schema at the next higher level.</text:p>
      <text:p text:style-name="Standard"/>
      <text:p text:style-name="Standard">Logical data independence: The capacity of change the conceptual schema without having to change the external schemas or application programs.</text:p>
      <text:p text:style-name="Standard"/>
      <text:p text:style-name="Standard">Physical data independence: The capacity of change the internal schema without having to change the conceptual schema. </text:p>
      <text:p text:style-name="Standard"/>
      <text:p text:style-name="Standard">Data definition language (DDL): <text:s/>The language used by the DBA and by database designers to define conceptual and internal schemas.</text:p>
      <text:p text:style-name="Standard"/>
      <text:p text:style-name="Standard">Storage definition language (SDL): A language used to specify the internal schema.</text:p>
      <text:p text:style-name="Standard"/>
      <text:p text:style-name="Standard">View definition language (VDL): A language used to specify user views and their mappings to the conceptual schema.</text:p>
      <text:p text:style-name="Standard"/>
      <text:p text:style-name="Standard">Data manipulation language (DML): A language that performs manipulations such as retrieval, insertion, deletion, and modification.</text:p>
      <text:p text:style-name="Standard"/>
      <text:p text:style-name="Standard">High-level (Nonprocedural) DML: A language used to specify complex database operations concisely.</text:p>
      <text:p text:style-name="Standard"/>
      <text:p text:style-name="Standard">Low-level (Procedural) DML: A language used to retrieve individual records or objects from the database and processes each separately.</text:p>
      <text:p text:style-name="Standard"/>
      <text:p text:style-name="Standard">Set-at-a-time (Set-oriented) DML: A language that specifies and retrieves many records in a single DML statement.</text:p>
      <text:p text:style-name="Standard"/>
      <text:p text:style-name="Standard">Declarative DML: A query in a high-level DML that specifies which data to retrieve rather than how to retrieve it.</text:p>
      <text:p text:style-name="Standard"/>
      <text:p text:style-name="Standard">Host language: DML commands that are embedded in a general-purpose programming language.</text:p>
      <text:p text:style-name="Standard"/>
      <text:p text:style-name="Standard">Data sublanguage: <text:s/>The DML.</text:p>
      <text:p text:style-name="Standard"/>
      <text:p text:style-name="Standard">Query language: A high-level DML used in a standalone interactive manner.</text:p>
      <text:p text:style-name="Standard"/>
      <text:p text:style-name="Standard"><text:soft-page-break/>Forms specification languages: Special languages that help programmers specify such forms where data is inserte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eena</meta:initial-creator>
    <dc:creator>Sheena</dc:creator>
    <meta:editing-cycles>4</meta:editing-cycles>
    <meta:creation-date>2010-09-12T01:44:00</meta:creation-date>
    <dc:date>2010-09-12T19:57:00</dc:date>
    <meta:editing-duration>PT00H06M55S</meta:editing-duration>
    <meta:generator>OpenOffice.org/3.2$Linux OpenOffice.org_project/320m19$Build-9505</meta:generator>
    <meta:document-statistic meta:table-count="0" meta:image-count="0" meta:object-count="0" meta:page-count="3" meta:paragraph-count="39" meta:word-count="621" meta:character-count="4108"/>
    <meta:template xlink:type="simple" xlink:actuate="onRequest" xlink:title="Normal" xlink:href=""/>
  </office:meta>
</office:document-meta>
</file>